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482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62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5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ackground-color="transparent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ackground-color="transparent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24"/>
        <table:table-column table:style-name="co4" table:default-cell-style-name="Default" table:number-columns-repeated="998"/>
        <table:table-row table:style-name="ro1">
          <table:table-cell ns41:value-type="string" table:style-name="TL Title" office:value-type="string">
            <text:p>Tabel 5. Personen met en zonder beroep naar nationaliteit en geslacht</text:p>
          </table:table-cell>
          <table:table-cell table:style-name="ce10" table:number-columns-repeated="24"/>
          <table:table-cell table:style-name="ce29"/>
          <table:table-cell table:style-name="ce2" table:number-columns-repeated="998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Bedrijfstak/-klasse</text:p>
          </table:table-cell>
          <table:table-cell table:style-name="ce2"/>
          <table:table-cell ns41:value-type="string" table:number-rows-spanned="3" table:style-name="TL ColHeader" table:number-columns-spanned="2" office:value-type="string">
            <text:p>Nederlanders en Nederlandse onderdanen</text:p>
          </table:table-cell>
          <table:covered-table-cell table:style-name="ce18"/>
          <table:table-cell ns41:value-type="string" table:number-rows-spanned="1" table:style-name="TL ColHeader" table:number-columns-spanned="20" office:value-type="string">
            <text:p>Vreemdelingen</text:p>
          </table:table-cell>
          <table:covered-table-cell table:style-name="TL ColHeader" table:number-columns-repeated="19"/>
          <table:table-cell ns41:value-type="string" table:number-rows-spanned="4" table:style-name="TL ColHeader" table:number-columns-spanned="2" office:value-type="string">
            <text:p>Algemeen totaal</text:p>
          </table:table-cell>
          <table:covered-table-cell table:style-name="ce30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style-name="ce19"/>
          <table:table-cell ns41:value-type="string" table:number-rows-spanned="2" table:style-name="TL ColHeader" table:number-columns-spanned="2" office:value-type="string">
            <text:p>Duitsers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Belgen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Britten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Fransen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Italianen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Polen</text:p>
          </table:table-cell>
          <table:covered-table-cell table:style-name="ce25"/>
          <table:table-cell ns41:value-type="string" table:number-rows-spanned="2" table:style-name="TL ColHeader" table:number-columns-spanned="2" office:value-type="string">
            <text:p>Oostenrijkers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Overige nationaliteiten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Zonder nationaliteit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25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3">
          <table:covered-table-cell table:style-name="ce4"/>
          <table:table-cell table:style-name="ce2"/>
          <table:covered-table-cell table:style-name="ce12"/>
          <table:covered-table-cell table:style-name="TL ColHeader" table:number-columns-repeated="11"/>
          <table:covered-table-cell table:style-name="ce24"/>
          <table:covered-table-cell table:style-name="ce26"/>
          <table:covered-table-cell table:style-name="TL ColHeader" table:number-columns-repeated="6"/>
          <table:covered-table-cell table:style-name="ce24"/>
          <table:covered-table-cell table:style-name="ce26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1">
          <table:covered-table-cell table:style-name="ce5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0"/>
          <table:covered-table-cell table:style-name="ce32"/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1140081" office:value-type="float">
            <text:p>1140081</text:p>
          </table:table-cell>
          <table:table-cell ns41:value-type="float" table:style-name="TL Data" office:value="181501" office:value-type="float">
            <text:p>181501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314" office:value-type="float">
            <text:p>4314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6342" office:value-type="float">
            <text:p>16342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1156423" office:value-type="float">
            <text:p>1156423</text:p>
          </table:table-cell>
          <table:table-cell ns41:value-type="float" table:style-name="TL Data" office:value="184531" office:value-type="float">
            <text:p>184531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Landbouw</text:p>
          </table:table-cell>
          <table:table-cell/>
          <table:table-cell ns41:value-type="float" table:style-name="TL Data" office:value="561930" office:value-type="float">
            <text:p>561930</text:p>
          </table:table-cell>
          <table:table-cell ns41:value-type="float" table:style-name="TL Data" office:value="167704" office:value-type="float">
            <text:p>16770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565039" office:value-type="float">
            <text:p>565039</text:p>
          </table:table-cell>
          <table:table-cell ns41:value-type="float" table:style-name="TL Data" office:value="168596" office:value-type="float">
            <text:p>168596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Visserij en jacht</text:p>
          </table:table-cell>
          <table:table-cell/>
          <table:table-cell ns41:value-type="float" table:style-name="TL Data" office:value="11437" office:value-type="float">
            <text:p>1143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66" office:value-type="float">
            <text:p>11466</text:p>
          </table:table-cell>
          <table:table-cell ns41:value-type="float" table:style-name="TL Data" office:value="356" office:value-type="float">
            <text:p>356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Handel, verkeer</text:p>
          </table:table-cell>
          <table:table-cell/>
          <table:table-cell ns41:value-type="float" table:style-name="TL Data" office:value="590313" office:value-type="float">
            <text:p>590313</text:p>
          </table:table-cell>
          <table:table-cell ns41:value-type="float" table:style-name="TL Data" office:value="209240" office:value-type="float">
            <text:p>20924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455" office:value-type="float">
            <text:p>6455</text:p>
          </table:table-cell>
          <table:table-cell ns41:value-type="float" table:style-name="TL Data" office:value="2715" office:value-type="float">
            <text:p>2715</text:p>
          </table:table-cell>
          <table:table-cell ns41:value-type="float" table:style-name="TL Data" office:value="596768" office:value-type="float">
            <text:p>596768</text:p>
          </table:table-cell>
          <table:table-cell ns41:value-type="float" table:style-name="TL Data" office:value="211955" office:value-type="float">
            <text:p>211955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Cred.-, bank- en verz.wezen</text:p>
          </table:table-cell>
          <table:table-cell/>
          <table:table-cell ns41:value-type="float" table:style-name="TL Data" office:value="50490" office:value-type="float">
            <text:p>50490</text:p>
          </table:table-cell>
          <table:table-cell ns41:value-type="float" table:style-name="TL Data" office:value="16310" office:value-type="float">
            <text:p>163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0793" office:value-type="float">
            <text:p>50793</text:p>
          </table:table-cell>
          <table:table-cell ns41:value-type="float" table:style-name="TL Data" office:value="16454" office:value-type="float">
            <text:p>16454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Overh.d., vrije ber., onderw.</text:p>
          </table:table-cell>
          <table:table-cell/>
          <table:table-cell ns41:value-type="float" table:style-name="TL Data" office:value="297592" office:value-type="float">
            <text:p>297592</text:p>
          </table:table-cell>
          <table:table-cell ns41:value-type="float" table:style-name="TL Data" office:value="160556" office:value-type="float">
            <text:p>16055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397" office:value-type="float">
            <text:p>239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544" office:value-type="float">
            <text:p>2544</text:p>
          </table:table-cell>
          <table:table-cell ns41:value-type="float" table:style-name="TL Data" office:value="4130" office:value-type="float">
            <text:p>4130</text:p>
          </table:table-cell>
          <table:table-cell ns41:value-type="float" table:style-name="TL Data" office:value="300136" office:value-type="float">
            <text:p>300136</text:p>
          </table:table-cell>
          <table:table-cell ns41:value-type="float" table:style-name="TL Data" office:value="164686" office:value-type="float">
            <text:p>164686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Huiselijke diensten</text:p>
          </table:table-cell>
          <table:table-cell/>
          <table:table-cell ns41:value-type="float" table:style-name="TL Data" office:value="5205" office:value-type="float">
            <text:p>5205</text:p>
          </table:table-cell>
          <table:table-cell ns41:value-type="float" table:style-name="TL Data" office:value="175112" office:value-type="float">
            <text:p>1751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31" office:value-type="float">
            <text:p>3031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78143" office:value-type="float">
            <text:p>178143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Beroep onbekend</text:p>
          </table:table-cell>
          <table:table-cell/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Tijdelijk niet-werkenden</text:p>
          </table:table-cell>
          <table:table-cell/>
          <table:table-cell ns41:value-type="float" table:style-name="TL Data" office:value="232069" office:value-type="float">
            <text:p>232069</text:p>
          </table:table-cell>
          <table:table-cell ns41:value-type="float" table:style-name="TL Data" office:value="18265" office:value-type="float">
            <text:p>18265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35364" office:value-type="float">
            <text:p>235364</text:p>
          </table:table-cell>
          <table:table-cell ns41:value-type="float" table:style-name="TL Data" office:value="18714" office:value-type="float">
            <text:p>18714</text:p>
          </table:table-cell>
          <table:table-cell table:number-columns-repeated="998"/>
        </table:table-row>
        <table:table-row table:style-name="ro3">
          <table:table-cell ns41:value-type="string" table:style-name="TL RowHeader" office:value-type="string">
            <text:p>Dagonderw. geniet. (14 j. e.o.)</text:p>
          </table:table-cell>
          <table:table-cell/>
          <table:table-cell ns41:value-type="float" table:style-name="TL Data" office:value="197682" office:value-type="float">
            <text:p>197682</text:p>
          </table:table-cell>
          <table:table-cell ns41:value-type="float" table:style-name="TL Data" office:value="128828" office:value-type="float">
            <text:p>12882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99537" office:value-type="float">
            <text:p>199537</text:p>
          </table:table-cell>
          <table:table-cell ns41:value-type="float" table:style-name="TL Data" office:value="130080" office:value-type="float">
            <text:p>130080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55433" office:value-type="float">
            <text:p>1655433</text:p>
          </table:table-cell>
          <table:table-cell ns41:value-type="float" table:style-name="TL Data" office:value="3719844" office:value-type="float">
            <text:p>3719844</text:p>
          </table:table-cell>
          <table:table-cell ns41:value-type="float" table:style-name="TL Data" office:value="4038" office:value-type="float">
            <text:p>4038</text:p>
          </table:table-cell>
          <table:table-cell ns41:value-type="float" table:style-name="TL Data" office:value="11817" office:value-type="float">
            <text:p>11817</text:p>
          </table:table-cell>
          <table:table-cell ns41:value-type="float" table:style-name="TL Data" office:value="3908" office:value-type="float">
            <text:p>3908</text:p>
          </table:table-cell>
          <table:table-cell ns41:value-type="float" table:style-name="TL Data" office:value="9691" office:value-type="float">
            <text:p>969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4153" office:value-type="float">
            <text:p>4153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8765" office:value-type="float">
            <text:p>8765</text:p>
          </table:table-cell>
          <table:table-cell ns41:value-type="float" table:style-name="TL Data" office:value="13631" office:value-type="float">
            <text:p>13631</text:p>
          </table:table-cell>
          <table:table-cell ns41:value-type="float" table:style-name="TL Data" office:value="40529" office:value-type="float">
            <text:p>40529</text:p>
          </table:table-cell>
          <table:table-cell ns41:value-type="float" table:style-name="TL Data" office:value="1669064" office:value-type="float">
            <text:p>1669064</text:p>
          </table:table-cell>
          <table:table-cell ns41:value-type="float" table:style-name="TL Data" office:value="3760373" office:value-type="float">
            <text:p>3760373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<text:s text:c="33"/>Totaal</text:p>
          </table:table-cell>
          <table:table-cell/>
          <table:table-cell ns41:value-type="float" table:style-name="TL Data" office:value="4743752" office:value-type="float">
            <text:p>4743752</text:p>
          </table:table-cell>
          <table:table-cell ns41:value-type="float" table:style-name="TL Data" office:value="4777876" office:value-type="float">
            <text:p>4777876</text:p>
          </table:table-cell>
          <table:table-cell ns41:value-type="float" table:style-name="TL Data" office:value="9822" office:value-type="float">
            <text:p>9822</text:p>
          </table:table-cell>
          <table:table-cell ns41:value-type="float" table:style-name="TL Data" office:value="18053" office:value-type="float">
            <text:p>18053</text:p>
          </table:table-cell>
          <table:table-cell ns41:value-type="float" table:style-name="TL Data" office:value="12401" office:value-type="float">
            <text:p>12401</text:p>
          </table:table-cell>
          <table:table-cell ns41:value-type="float" table:style-name="TL Data" office:value="12880" office:value-type="float">
            <text:p>12880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3108" office:value-type="float">
            <text:p>3108</text:p>
          </table:table-cell>
          <table:table-cell ns41:value-type="float" table:style-name="TL Data" office:value="2095" office:value-type="float">
            <text:p>209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483" office:value-type="float">
            <text:p>1483</text:p>
          </table:table-cell>
          <table:table-cell ns41:value-type="float" table:style-name="TL Data" office:value="5298" office:value-type="float">
            <text:p>5298</text:p>
          </table:table-cell>
          <table:table-cell ns41:value-type="float" table:style-name="TL Data" office:value="5712" office:value-type="float">
            <text:p>5712</text:p>
          </table:table-cell>
          <table:table-cell ns41:value-type="float" table:style-name="TL Data" office:value="12715" office:value-type="float">
            <text:p>12715</text:p>
          </table:table-cell>
          <table:table-cell ns41:value-type="float" table:style-name="TL Data" office:value="11332" office:value-type="float">
            <text:p>11332</text:p>
          </table:table-cell>
          <table:table-cell ns41:value-type="float" table:style-name="TL Data" office:value="47691" office:value-type="float">
            <text:p>47691</text:p>
          </table:table-cell>
          <table:table-cell ns41:value-type="float" table:style-name="TL Data" office:value="56180" office:value-type="float">
            <text:p>56180</text:p>
          </table:table-cell>
          <table:table-cell ns41:value-type="float" table:style-name="TL Data" office:value="4791443" office:value-type="float">
            <text:p>4791443</text:p>
          </table:table-cell>
          <table:table-cell ns41:value-type="float" table:style-name="TL Data" office:value="4834056" office:value-type="float">
            <text:p>4834056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ce17" table:number-columns-repeated="14"/>
          <table:table-cell table:number-columns-repeated="100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4:43:45.681000000</meta:creation-date>
    <dc:creator>Helpdesk</dc:creator>
    <dc:date>2004-12-16T15:03:13</dc:date>
    <meta:document-statistic meta:object-count="0" meta:cell-count="337" meta:table-count="1"/>
    <meta:generator>ODFPY/1.3.0dev</meta:generator>
  </office:meta>
</office:document-meta>
</file>